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3"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3"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3"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3"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3"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3"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3"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3"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3"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3"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3"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3"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3"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8">02/18/2018</text:date>, <text:time>18:13: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8T18:13:26.29</dc:date>
    <dc:creator>Seab Dinch</dc:creator>
    <meta:editing-duration>P50DT2H41M27S</meta:editing-duration>
    <meta:editing-cycles>990</meta:editing-cycles>
    <meta:document-statistic meta:table-count="1" meta:cell-count="5540" meta:object-count="0"/>
  </office:meta>
</office:document-meta>
</file>